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ff0000"/>
    </style:style>
    <style:style style:name="P2" style:family="paragraph" style:parent-style-name="Text_20_body">
      <style:paragraph-properties fo:margin-left="0.3543in" fo:margin-right="0.3543in" fo:margin-top="0.3543in" fo:margin-bottom="0.3543in" fo:text-indent="0in" style:auto-text-indent="false" fo:padding="0.0193in" fo:border="0.0008in solid #ff0000"/>
    </style:style>
    <style:style style:name="P3" style:family="paragraph" style:parent-style-name="Text_20_body">
      <style:paragraph-properties fo:margin-left="0.3543in" fo:margin-right="0.3543in" fo:margin-top="0.3543in" fo:margin-bottom="0.3543in" fo:text-indent="0in" style:auto-text-indent="false" fo:padding="0.3543in" fo:border="0.0008in solid #ff0000"/>
    </style:style>
    <style:style style:name="P4" style:family="paragraph" style:parent-style-name="Text_20_body">
      <style:paragraph-properties fo:padding="0.3543in" fo:border="0.0008in solid #ff0000"/>
    </style:style>
    <style:style style:name="P5" style:family="paragraph" style:parent-style-name="Preformatted_20_Text">
      <style:paragraph-properties fo:margin-top="0in" fo:margin-bottom="0.1965in"/>
    </style:style>
    <style:style style:name="P6" style:family="paragraph" style:parent-style-name="Preformatted_20_Text">
      <style:paragraph-properties fo:margin-top="0in" fo:margin-bottom="0.1965in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6"/>
    <style:style style:name="P12" style:family="paragraph" style:parent-style-name="Text_20_body" style:list-style-name="L1">
      <style:paragraph-properties fo:margin-top="0in" fo:margin-bottom="0in"/>
    </style:style>
    <style:style style:name="P13" style:family="paragraph" style:parent-style-name="Text_20_body" style:list-style-name="L2">
      <style:paragraph-properties fo:margin-top="0in" fo:margin-bottom="0in"/>
    </style:style>
    <style:style style:name="P14" style:family="paragraph" style:parent-style-name="Text_20_body" style:list-style-name="L3">
      <style:paragraph-properties fo:margin-top="0in" fo:margin-bottom="0in"/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using-flask-in-the-classroom-workspace"/>Using Flask in the Classroom Workspace</text:h>
      <text:p text:style-name="Text_20_body">In the next part of the lesson, you'll see a classroom workspace. The classroom workspace already has Flask set up for you. So for now, all you need to do to run the Flask app is to open a Terminal and type. </text:p>
      <text:p text:style-name="P5"><text:span text:style-name="Source_20_Text">python worldbank.py</text:span></text:p>
      <text:p text:style-name="Text_20_body">That assumes you are in the default workspace directory within Terminal. That will get the server running.</text:p>
      <text:h text:style-name="Heading_20_1" text:outline-level="1"><text:bookmark text:name="seeing-your-app-in-the-workspace"/>Seeing your App in the Workspace</text:h>
      <text:p text:style-name="Text_20_body">Once the server is running, open a new terminal window and type</text:p>
      <text:p text:style-name="P5"><text:span text:style-name="Source_20_Text">env | grep WORK</text:span></text:p>
      <text:p text:style-name="Text_20_body">This command will return the Linux environmental variables that contain information about your classroom workspace. The <text:span text:style-name="Source_20_Text">env</text:span> command will list all the environmental variables. The <text:span text:style-name="Source_20_Text">|</text:span> symbol is a pipe for sending output from one command to another. The <text:span text:style-name="Source_20_Text">grep</text:span> command searches text, so <text:span text:style-name="Source_20_Text">grep WORK</text:span> will search for any text containing the word WORK.</text:p>
      <text:p text:style-name="Text_20_body">The command should return two variables:</text:p>
      <text:p text:style-name="Preformatted_20_Text"><text:span text:style-name="Source_20_Text">WORKSPACEDOMAIN=udacity-student-workspaces.com</text:span></text:p>
      <text:p text:style-name="P5"><text:span text:style-name="Source_20_Text">WORKSPACEID=viewc7f3319f2</text:span></text:p>
      <text:p text:style-name="Text_20_body">Your WORKSPACEID variable will be different but the WORKSPACEDOMAIN should be the same. Now, open a new web browser window, and type the following in the address bar:</text:p>
      <text:p text:style-name="P5"><text:span text:style-name="Source_20_Text">http://WORKSPACEID-3001.WORKSPACEDOMAIN</text:span></text:p>
      <text:p text:style-name="Text_20_body">In this example, that would be: <text:a xlink:type="simple" xlink:href="https://viewc7f3319f2-3001.udacity-student-workspaces.com/" office:target-frame-name="_blank" xlink:show="new" text:style-name="Internet_20_link" text:visited-style-name="Visited_20_Internet_20_Link">https://viewc7f3319f2-3001.udacity-student-workspaces.com/</text:a></text:p>
      <text:p text:style-name="Text_20_body">DON'T FORGET TO INCLUDE <text:span text:style-name="Source_20_Text">-3001</text:span>. You should be able to see the web app. The number 3001 represents the port for accessing your web app.</text:p>
      <text:h text:style-name="Heading_20_1" text:outline-level="1"><text:bookmark text:name="creating-new-pages"/>Creating New Pages</text:h>
      <text:p text:style-name="Text_20_body">To create a new web page, you first need to specify the route in the routes.py as well as the name of the html template.</text:p>
      <text:p text:style-name="Preformatted_20_Text"><text:span text:style-name="Source_20_Text">@app.route('/new-route')</text:span></text:p>
      <text:p text:style-name="Preformatted_20_Text"><text:span text:style-name="Source_20_Text">def render_the_route():</text:span></text:p>
      <text:p text:style-name="P5"><text:span text:style-name="Source_20_Text"><text:s text:c="4"/>return render_template('new_route.html')</text:span></text:p>
      <text:p text:style-name="Text_20_body">The route name, function name, and template name do not have to match; however, it's good practice to make them similar so that the code is easier to follow.</text:p>
      <text:p text:style-name="Text_20_body">The new_route.html file must go in the templates folder. Flask automatically looks for html files in the templates folder.</text:p>
      <text:h text:style-name="Heading_20_1" text:outline-level="1"><text:bookmark text:name="what-is-app-route-"/><text:soft-page-break/>What is @app.route?</text:h>
      <text:p text:style-name="Text_20_body">To use Flask, you don't necessarily need to know what @app.route is doing. You only have to remember that the path you place inside of @app.route() will be the web address. And then the function you write below @app.route is used to render the correct html template file for the web address.</text:p>
      <text:p text:style-name="Text_20_body">In Python, the @ symbol is used for decorators. Decorators are a shorthand way to input a function into another function. Take a look at this code. Python allows you to use a function as an input to another function:</text:p>
      <text:p text:style-name="Preformatted_20_Text"><text:span text:style-name="Source_20_Text">def decorator(input_function):</text:span></text:p>
      <text:p text:style-name="Preformatted_20_Text"/>
      <text:p text:style-name="Preformatted_20_Text"><text:span text:style-name="Source_20_Text"><text:s text:c="4"/>return input_function</text:span></text:p>
      <text:p text:style-name="Preformatted_20_Text"/>
      <text:p text:style-name="Preformatted_20_Text"><text:span text:style-name="Source_20_Text">def input_function():</text:span></text:p>
      <text:p text:style-name="Preformatted_20_Text"><text:span text:style-name="Source_20_Text"><text:s text:c="4"/>print("I am an input function")</text:span></text:p>
      <text:p text:style-name="Preformatted_20_Text"/>
      <text:p text:style-name="Preformatted_20_Text"><text:span text:style-name="Source_20_Text">decorator_example = decorator(input_function)</text:span></text:p>
      <text:p text:style-name="P5"><text:span text:style-name="Source_20_Text">decorator_example()</text:span></text:p>
      <text:p text:style-name="Text_20_body">Running this code will print the string:</text:p>
      <text:p text:style-name="Text_20_body"><text:span text:style-name="Emphasis">I am an input function</text:span></text:p>
      <text:p text:style-name="Text_20_body">Decorators provide a short-hand way of getting the same behavior:</text:p>
      <text:p text:style-name="Preformatted_20_Text"><text:span text:style-name="Source_20_Text">def decorator(input_function):</text:span></text:p>
      <text:p text:style-name="Preformatted_20_Text"><text:span text:style-name="Source_20_Text"><text:s text:c="4"/>print("Decorator function")</text:span></text:p>
      <text:p text:style-name="Preformatted_20_Text"><text:span text:style-name="Source_20_Text"><text:s text:c="4"/>return input_function</text:span></text:p>
      <text:p text:style-name="Preformatted_20_Text"/>
      <text:p text:style-name="Preformatted_20_Text"><text:span text:style-name="Source_20_Text">@decorator</text:span></text:p>
      <text:p text:style-name="Preformatted_20_Text"><text:span text:style-name="Source_20_Text">def input_function():</text:span></text:p>
      <text:p text:style-name="Preformatted_20_Text"><text:span text:style-name="Source_20_Text"><text:s text:c="4"/>print("I am an input function")</text:span></text:p>
      <text:p text:style-name="Preformatted_20_Text"/>
      <text:p text:style-name="P5"><text:span text:style-name="Source_20_Text">input_function()</text:span></text:p>
      <text:p text:style-name="Text_20_body">This code will print out:</text:p>
      <text:p text:style-name="Text_20_body"><text:span text:style-name="Emphasis">Decorator function</text:span><text:line-break/><text:span text:style-name="Emphasis">I am an input function</text:span></text:p>
      <text:p text:style-name="Text_20_body">Instead of using a decorator function, you could get the same behavior with the following code:</text:p>
      <text:p text:style-name="Preformatted_20_Text"><text:span text:style-name="Source_20_Text">input_function = decorator(input_function)</text:span></text:p>
      <text:p text:style-name="P5"><text:span text:style-name="Source_20_Text">input_function()</text:span></text:p>
      <text:p text:style-name="Text_20_body">Because <text:a xlink:type="simple" xlink:href="mailto:%60@app.route" office:target-frame-name="_blank" xlink:show="new" text:style-name="Internet_20_link" text:visited-style-name="Visited_20_Internet_20_Link">`@app.route</text:a>()<text:span text:style-name="Source_20_Text">has the</text:span>.<text:span text:style-name="Source_20_Text">symbol, there's an implication that app is a class (or an instance of a class) and route is a method of that class. Hence a function written underneath</text:span>@app.route()<text:span text:style-name="Source_20_Text">is going to get passed into the route method. The purpose of</text:span>@app.route()` is to make sure the correct web address gets associated with the correct html template. This code</text:p>
      <text:p text:style-name="Preformatted_20_Text"><text:span text:style-name="Source_20_Text">@app.route('/homepage')</text:span></text:p>
      <text:p text:style-name="Preformatted_20_Text"><text:span text:style-name="Source_20_Text">def some_function()</text:span></text:p>
      <text:p text:style-name="P5"><text:span text:style-name="Source_20_Text"><text:s text:c="2"/>return render_template('index.html')</text:span></text:p>
      <text:p text:style-name="Text_20_body">is ensuring that the web address '<text:a xlink:type="simple" xlink:href="http://www.website.com/homepage%60" office:target-frame-name="_blank" xlink:show="new" text:style-name="Internet_20_link" text:visited-style-name="Visited_20_Internet_20_Link">www.website.com/homepage`</text:a> is associated with the index.html template.</text:p>
      <text:p text:style-name="Text_20_body">If you'd like to know more details about decorators and how @app.route() works, check out these <text:soft-page-break/>tutorials:</text:p>
      <text:list xml:id="list8117114647556135304" text:style-name="L6">
        <text:list-item>
          <text:p text:style-name="P17"><text:a xlink:type="simple" xlink:href="https://ains.co/blog/things-which-arent-magic-flask-part-1.html" office:target-frame-name="_blank" xlink:show="new" text:style-name="Internet_20_link" text:visited-style-name="Visited_20_Internet_20_Link">how @app.route works</text:a> </text:p>
        </text:list-item>
        <text:list-item>
          <text:p text:style-name="P11"><text:a xlink:type="simple" xlink:href="https://realpython.com/primer-on-python-decorators/" office:target-frame-name="_blank" xlink:show="new" text:style-name="Internet_20_link" text:visited-style-name="Visited_20_Internet_20_Link">general decorators tutorial</text:a> 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22T11:36:20</meta:creation-date>
    <dc:date>2018-11-01T11:44:09</dc:date>
    <meta:editing-duration>PT2M23S</meta:editing-duration>
    <meta:editing-cycles>3</meta:editing-cycles>
    <meta:generator>OpenOffice/4.1.4$Unix OpenOffice.org_project/414m5$Build-9788</meta:generator>
    <meta:document-statistic meta:table-count="0" meta:image-count="0" meta:object-count="0" meta:page-count="3" meta:paragraph-count="54" meta:word-count="574" meta:character-count="3787"/>
  </office:meta>
</office:document-meta>
</file>